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Textbody" style:family="paragraph">
      <style:paragraph-properties fo:text-align="center"/>
      <style:text-properties fo:font-weight="bold" style:font-weight-asian="bold" style:font-weight-complex="bold" fo:font-size="16pt" style:font-size-asian="16pt" style:font-size-complex="16pt"/>
    </style:style>
    <style:style style:name="P3" style:parent-style-name="Textbody" style:family="paragraph">
      <style:paragraph-properties fo:text-align="center"/>
      <style:text-properties fo:font-weight="bold" style:font-weight-asian="bold" style:font-weight-complex="bold" fo:font-size="16pt" style:font-size-asian="16pt" style:font-size-complex="16pt"/>
    </style:style>
    <style:style style:name="P4" style:parent-style-name="Textbody" style:family="paragraph">
      <style:text-properties fo:font-weight="bold" style:font-weight-asian="bold" style:font-weight-complex="bold" fo:font-size="14pt" style:font-size-asian="14pt" style:font-size-complex="14pt"/>
    </style:style>
    <style:style style:name="P5" style:parent-style-name="Textbody" style:family="paragraph">
      <style:paragraph-properties fo:margin-left="0.5in">
        <style:tab-stops/>
      </style:paragraph-properties>
    </style:style>
  </office:automatic-styles>
  <office:body>
    <office:text text:use-soft-page-breaks="true">
      <text:p text:style-name="P1">Projet informatique</text:p>
      <text:p text:style-name="P2">Michel Donnet</text:p>
      <text:p text:style-name="P3"/>
      <text:list text:style-name="LFO4" text:continue-numbering="true">
        <text:list-item>
          <text:p text:style-name="P4">Introduction</text:p>
        </text:list-item>
      </text:list>
      <text:p text:style-name="P5">Mon projet dans ce cours d’application informatique consiste à aider au développement d’une application déjà existante. Cette application est utilisée par des chercheurs et chercheuses en neurosciences, qui étudient le mode de fonctionnement du cerveau humain. Des études existent déjà pour cela, mais elles se passent uniquement dans un environnement 2D. Avec le développement de la 3D et de la réalité virtuelle, ces chercheurs ont décidé d’étudier le mode de fonctionnement du cerveau dans un environnement 3D, ce qui se rapproche plus de la réalité. Ils ont donc déjà développé une application correspondant à leurs besoins. Mon client était donc une chercheuse en neurosciences. Et j’ai dû reprendre l’application déjà créée par d’autres informaticiens. Les principaux utilisateurs de l’application seront essentiellement des chercheurs en neurosciences qui n’ont pas forcément de connaissances en informat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i"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bs </meta:initial-creator>
    <dc:creator>Michel Jean Joseph Donnet</dc:creator>
    <meta:creation-date>2020-03-30T14:52:00Z</meta:creation-date>
    <dc:date>2023-06-06T08:17:00Z</dc:date>
    <meta:template xlink:href="Normal" xlink:type="simple"/>
    <meta:editing-cycles>43</meta:editing-cycles>
    <meta:editing-duration>PT5580S</meta:editing-duration>
    <meta:document-statistic meta:page-count="1" meta:paragraph-count="1" meta:word-count="148" meta:character-count="964" meta:row-count="6" meta:non-whitespace-character-count="817"/>
  </office:meta>
</office:document-meta>
</file>